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603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4.387cm"/>
    </style:style>
    <style:style style:name="co5" style:family="table-column">
      <style:table-column-properties fo:break-before="auto" style:column-width="2.36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background-color="#000080" style:diagonal-bl-tr="none" style:diagonal-tl-br="none" fo:border="0.2pt solid #000000" fo:padding="0.071cm" style:rotation-align="non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07">
      <style:table-cell-properties style:diagonal-bl-tr="none" style:diagonal-tl-br="none" fo:border="0.2pt solid #000000" fo:padding="0.071cm" style:rotation-align="none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1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</style:style>
    <style:style style:name="T1" style:family="text">
      <style:text-properties fo:color="#0000ff" style:text-outline="false" style:text-line-through-style="none" fo:font-size="11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5" table:number-columns-repeated="1012" table:default-cell-style-name="Default"/>
        <table:table-row table:style-name="ro1">
          <table:table-cell table:style-name="ce1" office:value-type="string">
            <text:p>Commande de composants électroniqu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 HENRIET Pôle EEA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1" office:value-type="string">
            <text:p>COMMANDE LEXTRONIC</text:p>
          </table:table-cell>
          <table:table-cell table:style-name="ce1"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Prévision Matériel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rix HT</text:p>
          </table:table-cell>
          <table:table-cell table:style-name="ce2" office:value-type="string">
            <text:p>Prix TTC</text:p>
          </table:table-cell>
          <table:table-cell table:style-name="ce2" office:value-type="string">
            <text:p>Quantité</text:p>
          </table:table-cell>
          <table:table-cell table:style-name="ce2" office:value-type="string">
            <text:p>Sous Total</text:p>
          </table:table-cell>
          <table:table-cell table:style-name="ce2" office:value-type="string" table:number-columns-spanned="6" table:number-rows-spanned="1">
            <text:p>Lien</text:p>
          </table:table-cell>
          <table:covered-table-cell table:number-columns-repeated="5" table:style-name="ce2"/>
          <table:table-cell table:number-columns-repeated="1012"/>
        </table:table-row>
        <table:table-row table:style-name="ro3">
          <table:table-cell table:style-name="ce4" office:value-type="string">
            <text:p>Régulateur 5V / 100mA</text:p>
          </table:table-cell>
          <table:table-cell table:style-name="ce4" office:value-type="string">
            <text:p>78L05ACP</text:p>
          </table:table-cell>
          <table:table-cell table:style-name="ce5" office:value-type="currency" office:currency="EUR" office:value="0.38">
            <text:p>0,38 €</text:p>
          </table:table-cell>
          <table:table-cell table:style-name="ce5" office:value-type="currency" office:currency="EUR" office:value="0.45">
            <text:p>0,45 €</text:p>
          </table:table-cell>
          <table:table-cell table:style-name="ce4" office:value-type="float" office:value="1">
            <text:p>1</text:p>
          </table:table-cell>
          <table:table-cell table:style-name="ce5" table:formula="of:=[.D7]*[.E7]" office:value-type="currency" office:currency="EUR" office:value="0.45">
            <text:p>0,45 €</text:p>
          </table:table-cell>
          <table:table-cell table:style-name="ce7" office:value-type="string" table:number-columns-spanned="6" table:number-rows-spanned="1">
            <text:p><text:span text:style-name="T1"><text:a xlink:href="http://www.lextronic.fr/P4638-regulateur-5v--100ma.html" xlink:type="simple">http://www.lextronic.fr/P4638-regulateur-5v--100ma.html</text:a></text:span></text:p>
          </table:table-cell>
          <table:covered-table-cell table:number-columns-repeated="4" table:style-name="ce10"/>
          <table:covered-table-cell table:style-name="ce12"/>
          <table:table-cell table:number-columns-repeated="1012"/>
        </table:table-row>
        <table:table-row table:style-name="ro2">
          <table:table-cell table:style-name="ce4" office:value-type="string">
            <text:p>Batterie Li-po 3.9V</text:p>
          </table:table-cell>
          <table:table-cell table:style-name="ce4" office:value-type="string">
            <text:p>MPERI-K750I</text:p>
          </table:table-cell>
          <table:table-cell table:style-name="ce5" office:value-type="currency" office:currency="EUR" office:value="11.66">
            <text:p>11,66 €</text:p>
          </table:table-cell>
          <table:table-cell table:style-name="ce5" office:value-type="currency" office:currency="EUR" office:value="13.95">
            <text:p>13,95 €</text:p>
          </table:table-cell>
          <table:table-cell table:style-name="ce4" office:value-type="float" office:value="1">
            <text:p>1</text:p>
          </table:table-cell>
          <table:table-cell table:style-name="ce5" table:formula="of:=[.D8]*[.E8]" office:value-type="currency" office:currency="EUR" office:value="13.95">
            <text:p>13,95 €</text:p>
          </table:table-cell>
          <table:table-cell table:style-name="ce8" office:value-type="string">
            <text:p><text:a xlink:href="http://www.conrad.fr/ce/fr/product/255077/Batterie-STP-4-LiIon-37-V-770-mAh-Emmerich-LI403450AH" xlink:type="simple">http://www.conrad.fr/ce/fr/product/255077/Batterie-STP-4-LiIon-37-V-770-mAh-Emmerich-LI403450AH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Led blanche diffusante 5mm</text:p>
          </table:table-cell>
          <table:table-cell table:style-name="ce4" office:value-type="string">
            <text:p>L-5WDN/1</text:p>
          </table:table-cell>
          <table:table-cell table:style-name="ce5" office:value-type="currency" office:currency="EUR" office:value="0.29">
            <text:p>0,29 €</text:p>
          </table:table-cell>
          <table:table-cell table:style-name="ce5" office:value-type="currency" office:currency="EUR" office:value="0.35">
            <text:p>0,35 €</text:p>
          </table:table-cell>
          <table:table-cell table:style-name="ce4" office:value-type="float" office:value="1">
            <text:p>1</text:p>
          </table:table-cell>
          <table:table-cell table:style-name="ce5" table:formula="of:=[.D9]*[.E9]" office:value-type="currency" office:currency="EUR" office:value="0.35">
            <text:p>0,35 €</text:p>
          </table:table-cell>
          <table:table-cell table:style-name="ce8" office:value-type="string">
            <text:p><text:a xlink:href="http://www.lextronic.fr/P5803-led-blanche-diffusante-5mm.html" xlink:type="simple">http://www.lextronic.fr/P5803-led-blanche-diffusante-5mm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Comp électroniques Lot Général projets AS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6" table:formula="of:=[.F7]+[.F8]+[.F9]" office:value-type="currency" office:currency="EUR" office:value="14.75">
            <text:p>14,75 €</text:p>
          </table:table-cell>
          <table:table-cell table:style-name="ce9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2">
        <office:forms form:automatic-focus="false" form:apply-design-mode="false"/>
        <table:table-column table:style-name="co3" table:default-cell-style-name="ce3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5_6_5_6_0" table:base-cell-address="$Feuille1.$F$7" table:expression="[.D7]*[.E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page-layout style:name="Mpm4">
      <style:page-layout-properties fo:margin-top="0cm" fo:margin-bottom="0cm" fo:margin-left="0cm" fo:margin-right="0cm" style:first-page-number="continue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15:45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</meta:initial-creator>
    <meta:creation-date>2010-09-20T17:09:22</meta:creation-date>
    <dc:creator>Jean-Claude BERNARD</dc:creator>
    <dc:date>2013-10-23T16:02:11</dc:date>
    <meta:print-date>2010-09-29T12:00:15</meta:print-date>
    <meta:editing-cycles>10</meta:editing-cycles>
    <meta:editing-duration>PT1H17M27S</meta:editing-duration>
    <meta:generator>LibreOffice/4.0.2.2$Linux_x86 LibreOffice_project/400m0$Build-2</meta:generator>
    <meta:document-statistic meta:table-count="2" meta:cell-count="34" meta:object-count="0"/>
    <meta:user-defined meta:name="Info 1"/>
    <meta:user-defined meta:name="Info 2"/>
    <meta:user-defined meta:name="Info 3"/>
    <meta:user-defined meta:name="Info 4"/>
  </office:meta>
</office:document-meta>
</file>